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6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8" style:family="paragraph">
      <loext:graphic-properties draw:fill-color="#000000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normal" style:font-size-complex="6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style:font-name="Liberation Serif" fo:font-size="6pt" fo:font-weight="normal" style:font-size-asian="8pt" style:font-size-complex="8pt"/>
    </style:style>
    <style:style style:name="T4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6pt" style:font-weight-asian="normal" style:font-size-complex="6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</text:span><text:span text:style-name="T2">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13cm" svg:height="0.326cm" svg:x="6.787cm" svg:y="6.974cm">
          <text:p text:style-name="P6"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t</text:span><text:span text:style-name="T3">e</text:span><text:span text:style-name="T3">n</text:span><text:span text:style-name="T3">s</text:span><text:span text:style-name="T3">o</text:span><text:span text:style-name="T3">r</text:span><text:span text:style-name="T3"> </text:span><text:span text:style-name="T3">(</text:span><text:span text:style-name="T3">F</text:span><text:span text:style-name="T3"> </text:span><text:span text:style-name="T3">x</text:span><text:span text:style-name="T3"> </text:span><text:span text:style-name="T3">T</text:span><text:span text:style-name="T3"> </text:span><text:span text:style-name="T3">x</text:span><text:span text:style-name="T3"> </text:span><text:span text:style-name="T3">S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6.631cm">
          <text:p text:style-name="P6"><text:span text:style-name="T3">3 x 3 </text:span><text:span text:style-name="T3">Conv </text:span><text:span text:style-name="T3">(</text:span><text:span text:style-name="T4">A = </text:span><text:span text:style-name="T4">50</text:span><text:span text:style-name="T3">), </text:span><text:span text:style-name="T3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5.947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7cm" svg:y="5.604cm">
          <text:p text:style-name="P6"><text:span text:style-name="T3">3 x 3 DConv, </text:span><text:span text:style-name="T3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4.92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913cm" svg:height="0.327cm" svg:x="6.786cm" svg:y="3.891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3.549cm">
          <text:p text:style-name="P6"><text:span text:style-name="T3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3.204cm">
          <text:p text:style-name="P6"><text:span text:style-name="T3">FC (</text:span><text:span text:style-name="T4">D = 196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5cm" svg:y="6.287cm">
          <text:p text:style-name="P6"><text:span text:style-name="T3">BatchNormalizat</text:span><text:span text:style-name="T3">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9cm" svg:y="5.262cm">
          <text:p text:style-name="P6"><text:span text:style-name="T3">1 x </text:span><text:span text:style-name="T3">1 </text:span><text:span text:style-name="T3">Co</text:span><text:span text:style-name="T3">nv </text:span><text:span text:style-name="T3">(60</text:span><text:span text:style-name="T3">), </text:span><text:span text:style-name="T3">Re</text:span><text:span text:style-name="T3">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5.604cm">
          <text:p text:style-name="P6"><text:span text:style-name="T3">3 x 3 Conv (</text:span><text:span text:style-name="T4">B = 55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5.262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4.576cm">
          <text:p text:style-name="P6"><text:span text:style-name="T3">3 x 3 Conv (</text:span><text:span text:style-name="T4">C = 6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4.234cm">
          <text:p text:style-name="P6"><text:span text:style-name="T3">Bat</text:span><text:span text:style-name="T3">ch</text:span><text:span text:style-name="T3">No</text:span><text:span text:style-name="T3">rm</text:span><text:span text:style-name="T3">aliz</text:span><text:span text:style-name="T3">atio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858cm">
          <text:p text:style-name="P6"><text:span text:style-name="T3">FC </text:span><text:span text:style-name="T3">(</text:span><text:span text:style-name="T4">E </text:span><text:span text:style-name="T4">= </text:span><text:span text:style-name="T4">64</text:span><text:span text:style-name="T3">)</text:span><text:span text:style-name="T3">, </text:span><text:span text:style-name="T3">Re</text:span><text:span text:style-name="T3">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512cm">
          <text:p text:style-name="P6"><text:span text:style-name="T3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2.775cm" svg:height="0.314cm" svg:x="6.831cm" svg:y="1.464cm">
          <draw:text-box>
            <text:p text:style-name="P10"><text:span text:style-name="T5">C</text:span><text:span text:style-name="T5">N</text:span><text:span text:style-name="T5">N-</text:span><text:span text:style-name="T5">re</text:span><text:span text:style-name="T5">gr</text:span><text:span text:style-name="T5">es</text:span><text:span text:style-name="T5">si</text:span><text:span text:style-name="T5">on </text:span><text:span text:style-name="T5">m</text:span><text:span text:style-name="T5">od</text:span><text:span text:style-name="T5">el</text:span></text:p>
          </draw:text-box>
        </draw:frame>
        <draw:frame draw:style-name="gr9" draw:text-style-name="P12" draw:layer="layout" svg:width="1.683cm" svg:height="0.239cm" svg:x="7.418cm" svg:y="2.124cm">
          <draw:text-box>
            <text:p><text:span text:style-name="T6">Output tensor (x, y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1:53:20.412630969</dc:date>
    <meta:editing-duration>PT5H44M12S</meta:editing-duration>
    <meta:editing-cycles>96</meta:editing-cycles>
    <meta:document-statistic meta:object-count="21"/>
  </office:meta>
</office:document-meta>
</file>